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pr1" style:family="presentation" style:parent-style-name="Predeterminado-subtitle">
      <style:graphic-properties draw:fill-color="#ffffff" draw:auto-grow-height="true" fo:min-height="13.86cm"/>
    </style:style>
    <style:style style:name="pr2" style:family="presentation" style:parent-style-name="Predeterminado-title">
      <style:graphic-properties fo:min-height="3.25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subtitle">
      <style:graphic-properties draw:fill-color="#ffffff" fo:min-height="13.609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subtitle">
      <style:graphic-properties draw:fill-color="#ffffff" fo:min-height="11.5cm"/>
    </style:style>
    <style:style style:name="pr7" style:family="presentation" style:parent-style-name="Predeterminado-subtitle">
      <style:graphic-properties draw:fill-color="#ffffff" fo:min-height="3.961cm"/>
    </style:style>
    <style:style style:name="pr8" style:family="presentation" style:parent-style-name="Predeterminado-subtitle">
      <style:graphic-properties draw:fill-color="#ffffff" fo:min-height="2.461cm"/>
    </style:style>
    <style:style style:name="pr9" style:family="presentation" style:parent-style-name="Predeterminado-subtitle">
      <style:graphic-properties draw:fill-color="#ffffff" fo:min-height="5.961cm"/>
    </style:style>
    <style:style style:name="pr10" style:family="presentation" style:parent-style-name="Predeterminado-subtitle">
      <style:graphic-properties draw:fill-color="#ffffff" fo:min-height="8cm"/>
    </style:style>
    <style:style style:name="pr11" style:family="presentation" style:parent-style-name="Predeterminado-subtitle">
      <style:graphic-properties draw:fill-color="#ffffff" fo:min-height="2.961cm"/>
    </style:style>
    <style:style style:name="pr12" style:family="presentation" style:parent-style-name="Predeterminado-subtitle">
      <style:graphic-properties draw:fill-color="#ffffff" fo:min-height="1.961cm"/>
    </style:style>
    <style:style style:name="pr13" style:family="presentation" style:parent-style-name="Predeterminado-subtitle">
      <style:graphic-properties draw:fill-color="#ffffff" fo:min-height="4.46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b 58%" fo:font-style="normal" style:font-style-asian="normal" style:font-style-complex="normal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Método predictor – corrector</text:p>
            <text:p>Ecuaciones Diferenciales Ordinarias</text:p>
            <text:p/>
            <text:p>Física Computacional</text:p>
          </draw:text-box>
        </draw:frame>
        <draw:frame presentation:style-name="pr2" draw:layer="layout" svg:width="25.199cm" svg:height="3.256cm" svg:x="1.4cm" svg:y="0.962cm" presentation:class="titl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 presentation:user-transformed="true">
          <draw:text-box>
            <text:p><text:span text:style-name="T1">Método P-C de Adams de tercer orden</text:span></text:p>
          </draw:text-box>
        </draw:frame>
        <draw:frame presentation:style-name="pr4" draw:layer="layout" svg:width="25.199cm" svg:height="13.609cm" svg:x="1.4cm" svg:y="5.039cm" presentation:class="subtitle">
          <draw:text-box>
            <text:p text:style-name="P2">Un método P-C consta en cada intervalo de:</text:p>
            <text:p text:style-name="P2">1. un paso predictor.</text:p>
            <text:p text:style-name="P2">2. un paso corrector.</text:p>
            <text:p text:style-name="P2"/>
            <text:p text:style-name="P2">El predictor estima la solución para el nuevo punto y el corrector, mejor su precisión. Los métodos P-C se usan la solucion de los puntos anteriores, en lugar de los puntos medios en cada intervalo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6" draw:text-style-name="P2" draw:layer="layout" svg:width="25.199cm" svg:height="11.5cm" svg:x="1.4cm" svg:y="2.5cm" presentation:class="subtitle" presentation:user-transformed="true">
          <draw:text-box>
            <text:p text:style-name="P2">Si tenemos un intervalo de tiempo dividido de manera uniforme y supongamos que hemos calculado la solución hasta el tiempo <text:span text:style-name="T2">n</text:span><text:span text:style-name="T3">, por lo que es posible utilizar los valores de </text:span><text:span text:style-name="T2">y</text:span><text:span text:style-name="T3">, </text:span><text:span text:style-name="T2">y'</text:span><text:span text:style-name="T3"> en los tiempos anteriores para calcular y</text:span><text:span text:style-name="T4">n+1</text:span></text:p>
            <text:p text:style-name="P2"><text:span text:style-name="T3"/></text:p>
            <text:p text:style-name="P2"><text:span text:style-name="T3"/></text:p>
          </draw:text-box>
        </draw:frame>
        <draw:line draw:style-name="gr2" draw:text-style-name="P3" draw:layer="layout" svg:x1="2.198cm" svg:y1="16.5cm" svg:x2="26.698cm" svg:y2="16.5cm">
          <text:p/>
        </draw:line>
        <draw:custom-shape draw:style-name="gr3" draw:text-style-name="P3" draw:layer="layout" svg:width="0.75cm" svg:height="0.75cm" svg:x="3.69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7.99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1.99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16.09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5cm" svg:height="0.75cm" svg:x="20.798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349cm" svg:height="1.171cm" svg:x="7.698cm" svg:y="14.5cm">
          <draw:text-box>
            <text:p>y<text:span text:style-name="T5">n-2</text:span></text:p>
          </draw:text-box>
        </draw:frame>
        <draw:frame draw:style-name="gr4" draw:layer="layout" svg:width="1.349cm" svg:height="1.171cm" svg:x="3.299cm" svg:y="14.501cm">
          <draw:text-box>
            <text:p>y<text:span text:style-name="T5">n-3</text:span></text:p>
          </draw:text-box>
        </draw:frame>
        <draw:frame draw:style-name="gr4" draw:layer="layout" svg:width="1.349cm" svg:height="1.171cm" svg:x="11.699cm" svg:y="14.501cm">
          <draw:text-box>
            <text:p>y<text:span text:style-name="T5">n-1</text:span></text:p>
          </draw:text-box>
        </draw:frame>
        <draw:frame draw:style-name="gr4" draw:layer="layout" svg:width="1.023cm" svg:height="1.171cm" svg:x="15.999cm" svg:y="14.501cm">
          <draw:text-box>
            <text:p>y<text:span text:style-name="T5">n</text:span></text:p>
          </draw:text-box>
        </draw:frame>
        <draw:frame draw:style-name="gr4" draw:layer="layout" svg:width="1.442cm" svg:height="1.171cm" svg:x="20.399cm" svg:y="14.501cm">
          <draw:text-box>
            <text:p>y<text:span text:style-name="T5">n+1</text:span></text:p>
          </draw:text-box>
        </draw:frame>
        <draw:frame draw:style-name="gr4" draw:layer="layout" svg:width="1.209cm" svg:height="1.171cm" svg:x="3.299cm" svg:y="17.101cm">
          <draw:text-box>
            <text:p><text:span text:style-name="T6">t</text:span><text:span text:style-name="T5">n-3</text:span></text:p>
          </draw:text-box>
        </draw:frame>
        <draw:frame draw:style-name="gr4" draw:layer="layout" svg:width="1.349cm" svg:height="1.171cm" svg:x="3.299cm" svg:y="14.501cm">
          <draw:text-box>
            <text:p>y<text:span text:style-name="T5">n-3</text:span></text:p>
          </draw:text-box>
        </draw:frame>
        <draw:frame draw:style-name="gr4" draw:layer="layout" svg:width="1.209cm" svg:height="1.171cm" svg:x="7.699cm" svg:y="17cm">
          <draw:text-box>
            <text:p><text:span text:style-name="T6">t</text:span><text:span text:style-name="T5">n-2</text:span></text:p>
          </draw:text-box>
        </draw:frame>
        <draw:frame draw:style-name="gr4" draw:layer="layout" svg:width="1.209cm" svg:height="1.171cm" svg:x="11.7cm" svg:y="17.001cm">
          <draw:text-box>
            <text:p><text:span text:style-name="T6">t</text:span><text:span text:style-name="T5">n-1</text:span></text:p>
          </draw:text-box>
        </draw:frame>
        <draw:frame draw:style-name="gr4" draw:layer="layout" svg:width="0.883cm" svg:height="1.171cm" svg:x="16cm" svg:y="17.001cm">
          <draw:text-box>
            <text:p><text:span text:style-name="T6">t</text:span><text:span text:style-name="T5">n</text:span></text:p>
          </draw:text-box>
        </draw:frame>
        <draw:frame draw:style-name="gr4" draw:layer="layout" svg:width="1.302cm" svg:height="1.171cm" svg:x="20.4cm" svg:y="17.001cm">
          <draw:text-box>
            <text:p><text:span text:style-name="T6">t</text:span><text:span text:style-name="T5">n+1</text:span></text:p>
          </draw:text-box>
        </draw:frame>
        <draw:frame draw:style-name="gr4" draw:layer="layout" svg:width="2.462cm" svg:height="0.962cm" svg:x="2cm" svg:y="18.402cm">
          <draw:text-box>
            <text:p><text:span text:style-name="T6">z = -3h</text:span></text:p>
          </draw:text-box>
        </draw:frame>
        <draw:frame draw:style-name="gr4" draw:layer="layout" svg:width="1.416cm" svg:height="0.962cm" svg:x="7.5cm" svg:y="18.402cm">
          <draw:text-box>
            <text:p><text:span text:style-name="T6">-2h</text:span></text:p>
          </draw:text-box>
        </draw:frame>
        <draw:frame draw:style-name="gr4" draw:layer="layout" svg:width="1.065cm" svg:height="0.962cm" svg:x="11.5cm" svg:y="18.402cm">
          <draw:text-box>
            <text:p><text:span text:style-name="T6">-h</text:span></text:p>
          </draw:text-box>
        </draw:frame>
        <draw:frame draw:style-name="gr4" draw:layer="layout" svg:width="0.853cm" svg:height="0.962cm" svg:x="15.9cm" svg:y="18.402cm">
          <draw:text-box>
            <text:p><text:span text:style-name="T6">0</text:span></text:p>
          </draw:text-box>
        </draw:frame>
        <draw:frame draw:style-name="gr4" draw:layer="layout" svg:width="0.853cm" svg:height="0.962cm" svg:x="20.501cm" svg:y="18.402cm">
          <draw:text-box>
            <text:p><text:span text:style-name="T6">h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7" draw:text-style-name="P2" draw:layer="layout" svg:width="25.199cm" svg:height="3.961cm" svg:x="1.4cm" svg:y="2.239cm" presentation:class="subtitle" presentation:user-transformed="true">
          <draw:text-box>
            <text:p text:style-name="P2">Las fórmulas P-C se obtienen al sustituir una aproximación polinomial adecuada para <text:span text:style-name="T2">y'(t)</text:span><text:span text:style-name="T3"> en la ecuación:</text:span></text:p>
          </draw:text-box>
        </draw:frame>
        <draw:frame draw:style-name="gr5" draw:layer="layout" svg:width="11.796cm" svg:height="3.684cm" svg:x="7cm" svg:y="6.0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2" draw:layer="layout" svg:width="25.199cm" svg:height="6.702cm" svg:x="1.401cm" svg:y="10.87cm">
          <draw:text-box>
            <text:p text:style-name="P2">El procedimiento más primitivo es el de segundo orden, que es idéntico al RK2. Para obtener un método P-C de tercer orden, se aproxima <text:span text:style-name="T2">y'=f(y,t)</text:span><text:span text:style-name="T3"> con un polinomio de interpolación cuadrática, ajustado a f'</text:span><text:span text:style-name="T4">n</text:span><text:span text:style-name="T3">, y'</text:span><text:span text:style-name="T4">n-1</text:span><text:span text:style-name="T3">, y'</text:span><text:span text:style-name="T4">n-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7" draw:layer="layout" svg:width="25.199cm" svg:height="3.961cm" svg:x="1cm" svg:y="11.5cm" presentation:class="subtitle" presentation:user-transformed="true">
          <draw:text-box>
            <text:p text:style-name="P2">Donde z es la coordenada local dada por </text:p>
            <text:p text:style-name="P2"><text:s/>z = t – tn y E(z) es el error.</text:p>
          </draw:text-box>
        </draw:frame>
        <draw:frame draw:style-name="gr5" draw:layer="layout" svg:width="25.744cm" svg:height="5.14cm" svg:x="0.756cm" svg:y="4.8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5.069cm" svg:height="2.908cm" svg:x="1.5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8" draw:text-style-name="P2" draw:layer="layout" svg:width="25.199cm" svg:height="2.461cm" svg:x="1.4cm" svg:y="5.039cm" presentation:class="subtitle" presentation:user-transformed="true">
          <draw:text-box>
            <text:p text:style-name="P2">La ecuación </text:p>
          </draw:text-box>
        </draw:frame>
        <draw:frame draw:style-name="gr5" draw:layer="layout" svg:width="11.796cm" svg:height="3.684cm" svg:x="10.704cm" svg:y="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2" draw:layer="layout" svg:width="25.199cm" svg:height="2.904cm" svg:x="1.401cm" svg:y="8.319cm">
          <draw:text-box>
            <text:p text:style-name="P2">Se puede re-escribir en términos de la coordenada local z = t - t<text:span text:style-name="T5">n</text:span></text:p>
          </draw:text-box>
        </draw:frame>
        <draw:frame draw:style-name="gr5" draw:layer="layout" svg:width="10.827cm" svg:height="3.476cm" svg:x="6.673cm" svg:y="1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8" draw:text-style-name="P2" draw:layer="layout" svg:width="25.199cm" svg:height="2.461cm" svg:x="1.4cm" svg:y="5.039cm" presentation:class="subtitle" presentation:user-transformed="true">
          <draw:text-box>
            <text:p text:style-name="P2">Al sustituir <text:span text:style-name="T2">y'(z)</text:span> en la ecuación anterior</text:p>
          </draw:text-box>
        </draw:frame>
        <draw:frame draw:style-name="gr5" draw:layer="layout" svg:width="24.445cm" svg:height="2.908cm" svg:x="1.293cm" svg:y="8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8" draw:text-style-name="P2" draw:layer="layout" svg:width="25.199cm" svg:height="3.799cm" svg:x="1.401cm" svg:y="12.071cm">
          <draw:text-box>
            <text:p text:style-name="P2">Que es la fórmula predictora de tercer orden de Adams-Bashforth, donde el error viene dado como:</text:p>
          </draw:text-box>
        </draw:frame>
        <draw:frame draw:style-name="gr5" draw:layer="layout" svg:width="17.777cm" svg:height="2.908cm" svg:x="4.5cm" svg:y="16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9" draw:text-style-name="P2" draw:layer="layout" svg:width="25.199cm" svg:height="8.339cm" svg:x="1.4cm" svg:y="3.851cm" presentation:class="subtitle" presentation:user-transformed="true">
          <draw:text-box>
            <text:p text:style-name="P2">En el proceso de construcción de la fórmula para y<text:span text:style-name="T5">n+1</text:span> cabe señalar que se utilizó y'(z) como extrapolación. Si bien recordamos, la extrapolación es menos precisa que la interpolación, por lo que sólo utilizamos a y<text:span text:style-name="T5">n+1</text:span> como un predictor:</text:p>
          </draw:text-box>
        </draw:frame>
        <draw:frame draw:style-name="gr5" draw:layer="layout" svg:width="24.445cm" svg:height="2.908cm" svg:x="1.5cm" svg:y="13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10" draw:text-style-name="P2" draw:layer="layout" svg:width="25.199cm" svg:height="8cm" svg:x="1.5cm" svg:y="5cm" presentation:class="subtitle" presentation:user-transformed="true">
          <draw:text-box>
            <text:p text:style-name="P2">Para obtener una fórmula correctora, se necesita un valor predicho de y'<text:span text:style-name="T5">n+1</text:span> denotado por y-<text:span text:style-name="T5">n+1</text:span> que se calcula sustituyendo y-<text:span text:style-name="T5">n+1</text:span> en y'(t)=f(y,t)</text:p>
            <text:p/>
          </draw:text-box>
        </draw:frame>
        <draw:frame draw:style-name="gr5" draw:layer="layout" svg:width="10.443cm" svg:height="1.544cm" svg:x="8cm" svg:y="11.456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11" draw:text-style-name="P2" draw:layer="layout" svg:width="25.199cm" svg:height="2.961cm" svg:x="1.4cm" svg:y="2.439cm" presentation:class="subtitle" presentation:user-transformed="true">
          <draw:text-box>
            <text:p text:style-name="P2">El polinimio cuadrático ajustado a y-<text:span text:style-name="T5">n+1</text:span> , y'<text:span text:style-name="T5">n</text:span> , y'<text:span text:style-name="T5">n-1</text:span> se escribe como:</text:p>
          </draw:text-box>
        </draw:frame>
        <draw:frame draw:style-name="gr5" draw:layer="layout" svg:width="25.203cm" svg:height="5.14cm" svg:x="1.256cm" svg:y="5.7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1" draw:text-style-name="P2" draw:layer="layout" svg:width="25.199cm" svg:height="3.799cm" svg:x="1.401cm" svg:y="11.621cm">
          <draw:text-box>
            <text:p text:style-name="P2">Donde z es la coordenada local definida de la misma manera en que se hizo en el paso anterior. El error de la ecuación es:</text:p>
          </draw:text-box>
        </draw:frame>
        <draw:frame draw:style-name="gr5" draw:layer="layout" svg:width="25.154cm" svg:height="2.908cm" svg:x="1.501cm" svg:y="16.5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12" draw:text-style-name="P2" draw:layer="layout" svg:width="25.199cm" svg:height="1.961cm" svg:x="1.4cm" svg:y="5.039cm" presentation:class="subtitle" presentation:user-transformed="true">
          <draw:text-box>
            <text:p text:style-name="P2">Sustituyendo, obtenemos la fórmula correctora:</text:p>
          </draw:text-box>
        </draw:frame>
        <draw:frame draw:style-name="gr5" draw:layer="layout" svg:width="22.386cm" svg:height="2.908cm" svg:x="1.5cm" svg:y="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layer="layout" svg:width="19.307cm" svg:height="2.908cm" svg:x="1.223cm" svg:y="1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8" draw:text-style-name="P2" draw:layer="layout" svg:width="25.199cm" svg:height="2.533cm" svg:x="1.301cm" svg:y="17.133cm">
          <draw:text-box>
            <text:p text:style-name="P2">Que es la fórmula correctora de tercer orden de Adams-Moulton de tercer orden.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presentation:style-name="pr4" draw:layer="layout" svg:width="25.199cm" svg:height="13.609cm" svg:x="1.4cm" svg:y="5.039cm" presentation:class="subtitle">
          <draw:text-box>
            <text:p text:style-name="P2">En el análisis de los métodos P-C se ha hecho el supuesto que se dispone de las soluciones para los puntos anteriores; el método P-C de tercer orden, necesita tres valores previos de <text:span text:style-name="T2">y</text:span><text:span text:style-name="T3">.</text:span></text:p>
            <text:p text:style-name="P2"><text:span text:style-name="T3"/></text:p>
            <text:p text:style-name="P2"><text:span text:style-name="T3">Por lo tanto, para comenzar con el método, se necesitan las soluciones para n=0, 1 y 2. La primera está dada por la condición inicial, pero las otras deben de obtenerse por otros medios, como por ejemplo los métodos RK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 text:style-name="P2">Ejercicio</text:p>
          </draw:text-box>
        </draw:frame>
        <draw:frame presentation:style-name="pr13" draw:text-style-name="P2" draw:layer="layout" svg:width="25.199cm" svg:height="4.461cm" svg:x="1.4cm" svg:y="5.039cm" presentation:class="subtitle" presentation:user-transformed="true">
          <draw:text-box>
            <text:p text:style-name="P2">Resuelve el siguiente problema con el método predictor-correecto de Adams de tercer orden, con h=0.1 y h=0.01</text:p>
          </draw:text-box>
        </draw:frame>
        <draw:frame draw:style-name="gr5" draw:layer="layout" svg:width="11.712cm" svg:height="1.411cm" svg:x="6.288cm" svg:y="12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ustavo </meta:initial-creator>
    <meta:creation-date>2011-10-18T15:14:09</meta:creation-date>
    <meta:editing-duration>PT02H08M14S</meta:editing-duration>
    <meta:editing-cycles>10</meta:editing-cycles>
    <dc:date>2011-10-25T16:24:06</dc:date>
    <dc:creator>gustavo </dc:creator>
    <meta:generator>OpenOffice.org/3.2$Linux OpenOffice.org_project/320m19$Build-9505</meta:generator>
    <meta:document-statistic meta:object-count="113"/>
  </office:meta>
</office:document-meta>
</file>

<file path=Object 1/content.xml><?xml version="1.0" encoding="utf-8"?>
<math xmlns="http://www.w3.org/1998/Math/MathML">
  <semantics>
    <mstyle mathsize="35pt">
      <mrow>
        <mrow>
          <mrow>
            <msub>
              <mi>y</mi>
              <mrow>
                <mi>n</mi>
                <mo stretchy="false">+</mo>
                <mn>1</mn>
              </mrow>
            </msub>
            <mi mathvariant="normal">=</mi>
            <mrow>
              <msub>
                <mi>y</mi>
                <mi>n</mi>
              </msub>
              <mo stretchy="false">+</mo>
              <mrow>
                <munderover>
                  <mi mathvariant="normal">∫</mi>
                  <msub>
                    <mi>t</mi>
                    <mi>n</mi>
                  </msub>
                  <msub>
                    <mi>t</mi>
                    <mrow>
                      <mi>n</mi>
                      <mo stretchy="false">+</mo>
                      <mn>1</mn>
                    </mrow>
                  </msub>
                </munderover>
                <mi>f</mi>
              </mrow>
            </mrow>
          </mrow>
          <mrow>
            <mo stretchy="false">(</mo>
            <mrow>
              <mi>y</mi>
              <mi>,</mi>
              <mi>t</mi>
            </mrow>
            <mo stretchy="false">)</mo>
          </mrow>
          <mi mathvariant="italic">dt</mi>
        </mrow>
      </mrow>
    </mstyle>
    <annotation encoding="StarMath 5.0">size 35{ y_{n+1} = y_{n} + int from {t_{n}} to{t_{n+1}} f(y,t) dt }</annotation>
  </semantics>
</math>
</file>

<file path=Object 10/content.xml><?xml version="1.0" encoding="utf-8"?>
<math xmlns="http://www.w3.org/1998/Math/MathML">
  <semantics>
    <mtable>
      <mtr>
        <mtd>
          <mstyle mathsize="35pt">
            <mrow>
              <mrow>
                <mi>y</mi>
                <mi>'</mi>
                <mrow>
                  <mrow>
                    <mo stretchy="false">(</mo>
                    <mi>z</mi>
                    <mo stretchy="false">)</mo>
                  </mrow>
                  <mi mathvariant="normal">=</mi>
                  <mfrac>
                    <mn>1</mn>
                    <msup>
                      <mn>2h</mn>
                      <mn>2</mn>
                    </msup>
                  </mfrac>
                </mrow>
                <mi mathvariant="normal">[</mi>
                <mi>z</mi>
                <mrow>
                  <mo stretchy="false">(</mo>
                  <mrow>
                    <mi>z</mi>
                    <mo stretchy="false">+</mo>
                    <mi>h</mi>
                  </mrow>
                  <mo stretchy="false">)</mo>
                </mrow>
                <mover accent="true">
                  <mi>y</mi>
                  <mo>¯</mo>
                </mover>
                <mrow>
                  <msub>
                    <mi>'</mi>
                    <mrow>
                      <mi>n</mi>
                      <mo stretchy="false">+</mo>
                      <mn>1</mn>
                    </mrow>
                  </msub>
                  <mi mathvariant="normal">−</mi>
                  <mn>2z</mn>
                </mrow>
                <mrow>
                  <mo stretchy="false">(</mo>
                  <mrow>
                    <mi>z</mi>
                    <mi mathvariant="normal">−</mi>
                    <mi>h</mi>
                  </mrow>
                  <mo stretchy="false">)</mo>
                </mrow>
                <mrow>
                  <mo stretchy="false">(</mo>
                  <mrow>
                    <mi>z</mi>
                    <mo stretchy="false">+</mo>
                    <mi>h</mi>
                  </mrow>
                  <mo stretchy="false">)</mo>
                </mrow>
                <mi>y</mi>
                <mrow>
                  <msub>
                    <mi>'</mi>
                    <mi>n</mi>
                  </msub>
                  <mo stretchy="false">+</mo>
                </mrow>
              </mrow>
            </mrow>
          </mstyle>
        </mtd>
      </mtr>
      <mtr>
        <mtd/>
      </mtr>
      <mtr>
        <mtd>
          <mstyle mathsize="35pt">
            <mrow>
              <mrow>
                <mi/>
                <mrow>
                  <mo stretchy="false">+</mo>
                  <mi>z</mi>
                </mrow>
                <mrow>
                  <mo stretchy="false">(</mo>
                  <mrow>
                    <mi>z</mi>
                    <mi mathvariant="normal">−</mi>
                    <mi>h</mi>
                  </mrow>
                  <mo stretchy="false">)</mo>
                </mrow>
                <mi>y</mi>
                <msub>
                  <mi>'</mi>
                  <mrow>
                    <mi>n</mi>
                    <mi mathvariant="normal">−</mi>
                    <mn>1</mn>
                  </mrow>
                </msub>
                <mrow>
                  <mi mathvariant="normal">]</mi>
                  <mo stretchy="false">+</mo>
                  <mi>E</mi>
                </mrow>
                <mrow>
                  <mo stretchy="false">(</mo>
                  <mi>z</mi>
                  <mo stretchy="false">)</mo>
                </mrow>
              </mrow>
            </mrow>
          </mstyle>
        </mtd>
      </mtr>
    </mtable>
    <annotation encoding="StarMath 5.0">size 35{y'(z) = {alignc{{1 over {2h^{2}}}}} \[z(z+h) overline y'_{n+1} - 2z (z-h)(z+h)y'_{n} + {} }
newline
newline
size 35{ ~~~~{} +  z(z-h)y'_{n-1} \]+ E(z)}</annotation>
  </semantics>
</math>
</file>

<file path=Object 11/content.xml><?xml version="1.0" encoding="utf-8"?>
<math xmlns="http://www.w3.org/1998/Math/MathML">
  <semantics>
    <mstyle mathsize="35pt">
      <mrow>
        <mrow>
          <mi>E</mi>
          <mrow>
            <mrow>
              <mo stretchy="false">(</mo>
              <mi>z</mi>
              <mo stretchy="false">)</mo>
            </mrow>
            <mi mathvariant="normal">=</mi>
            <mfrac>
              <mn>1</mn>
              <mrow>
                <mn>3</mn>
                <mi>!</mi>
              </mrow>
            </mfrac>
          </mrow>
          <mi>z</mi>
          <mrow>
            <mo stretchy="false">(</mo>
            <mrow>
              <mi>z</mi>
              <mo stretchy="false">+</mo>
              <mi>h</mi>
            </mrow>
            <mo stretchy="false">)</mo>
          </mrow>
          <mi>z</mi>
          <mrow>
            <mo stretchy="false">(</mo>
            <mrow>
              <mi>z</mi>
              <mo stretchy="false">+</mo>
              <mi>h</mi>
            </mrow>
            <mo stretchy="false">)</mo>
          </mrow>
          <msup>
            <mi>y</mi>
            <mi mathvariant="italic">iv</mi>
          </msup>
          <mrow>
            <mo stretchy="false">(</mo>
            <mo stretchy="false">ξ</mo>
            <mo stretchy="false">)</mo>
          </mrow>
          <mi>,</mi>
          <mi/>
          <mrow>
            <mrow>
              <msub>
                <mi>t</mi>
                <mrow>
                  <mi>n</mi>
                  <mi mathvariant="normal">−</mi>
                  <mn>1</mn>
                </mrow>
              </msub>
              <mo stretchy="false">≤</mo>
              <mo stretchy="false">ξ</mo>
            </mrow>
            <mo stretchy="false">≤</mo>
            <msub>
              <mi>t</mi>
              <mrow>
                <mi>n</mi>
                <mo stretchy="false">+</mo>
                <mn>1</mn>
              </mrow>
            </msub>
          </mrow>
        </mrow>
      </mrow>
    </mstyle>
    <annotation encoding="StarMath 5.0">size 35{ E(z) = {alignc{ 1 over {3!}}} z(z+h)z(z+h) y^{iv} (%xi), ~~~t_{n-1} leslant %xi leslant t_{n+1}  }</annotation>
  </semantics>
</math>
</file>

<file path=Object 12/content.xml><?xml version="1.0" encoding="utf-8"?>
<math xmlns="http://www.w3.org/1998/Math/MathML">
  <semantics>
    <mstyle mathsize="35pt">
      <mrow>
        <mrow>
          <mrow>
            <mover accent="true">
              <msub>
                <mi>y</mi>
                <mrow>
                  <mi>n</mi>
                  <mo stretchy="false">+</mo>
                  <mn>1</mn>
                </mrow>
              </msub>
              <mo>¯</mo>
            </mover>
            <mi mathvariant="normal">=</mi>
            <mrow>
              <msub>
                <mi>y</mi>
                <mi>n</mi>
              </msub>
              <mo stretchy="false">+</mo>
              <mfrac>
                <mi>h</mi>
                <mn>12</mn>
              </mfrac>
            </mrow>
          </mrow>
          <mrow>
            <mrow>
              <mo stretchy="false">(</mo>
              <mrow>
                <mn>5</mn>
                <mi>y</mi>
                <mrow>
                  <msub>
                    <mi>'</mi>
                    <mrow>
                      <mi>n</mi>
                      <mo stretchy="false">+</mo>
                      <mn>1</mn>
                    </mrow>
                  </msub>
                  <mo stretchy="false">+</mo>
                  <mn>8</mn>
                </mrow>
                <mi>y</mi>
                <mrow>
                  <msub>
                    <mi>'</mi>
                    <mi>n</mi>
                  </msub>
                  <mi mathvariant="normal">−</mi>
                  <mi>y</mi>
                </mrow>
                <msub>
                  <mi>'</mi>
                  <mrow>
                    <mi>n</mi>
                    <mi mathvariant="normal">−</mi>
                    <mn>1</mn>
                  </mrow>
                </msub>
              </mrow>
              <mo stretchy="false">)</mo>
            </mrow>
            <mo stretchy="false">+</mo>
            <mn>0</mn>
          </mrow>
          <mrow>
            <mo stretchy="false">(</mo>
            <msup>
              <mi>h</mi>
              <mn>4</mn>
            </msup>
            <mo stretchy="false">)</mo>
          </mrow>
        </mrow>
      </mrow>
    </mstyle>
    <annotation encoding="StarMath 5.0">size 35{ overline y_{n+1} =  y_{n} + h over 12 (5 y'_{n+1} + 8 y'_{n} - y'_{n-1}) + 0(h^{4})}</annotation>
  </semantics>
</math>
</file>

<file path=Object 13/content.xml><?xml version="1.0" encoding="utf-8"?>
<math xmlns="http://www.w3.org/1998/Math/MathML">
  <semantics>
    <mstyle mathsize="35pt">
      <mrow>
        <mrow>
          <mn>0</mn>
          <mrow>
            <mrow>
              <mo stretchy="false">(</mo>
              <msup>
                <mi>h</mi>
                <mn>4</mn>
              </msup>
              <mo stretchy="false">)</mo>
            </mrow>
            <mi mathvariant="normal">=</mi>
            <mrow>
              <mi mathvariant="normal">−</mi>
              <mfrac>
                <mn>1</mn>
                <mn>24</mn>
              </mfrac>
            </mrow>
          </mrow>
          <msup>
            <mi>h</mi>
            <mn>4</mn>
          </msup>
          <msup>
            <mi>y</mi>
            <mi mathvariant="italic">iv</mi>
          </msup>
          <mrow>
            <mo stretchy="false">(</mo>
            <mo stretchy="false">ξ</mo>
            <mo stretchy="false">)</mo>
          </mrow>
          <mi>,</mi>
          <mi/>
          <mrow>
            <mrow>
              <msub>
                <mi>t</mi>
                <mrow>
                  <mi>n</mi>
                  <mi mathvariant="normal">−</mi>
                  <mn>1</mn>
                </mrow>
              </msub>
              <mo stretchy="false">≤</mo>
              <mo stretchy="false">ξ</mo>
            </mrow>
            <mo stretchy="false">≤</mo>
            <msub>
              <mi>t</mi>
              <mrow>
                <mi>n</mi>
                <mo stretchy="false">+</mo>
                <mn>1</mn>
              </mrow>
            </msub>
          </mrow>
        </mrow>
      </mrow>
    </mstyle>
    <annotation encoding="StarMath 5.0">size 35{ 0(h^{4}) = -{ 1 over 24} h^{4} y^{iv} (%xi), ~~~t_{n-1} leslant %xi leslant t_{n+1}  }</annotation>
  </semantics>
</math>
</file>

<file path=Object 14/content.xml><?xml version="1.0" encoding="utf-8"?>
<math xmlns="http://www.w3.org/1998/Math/MathML">
  <semantics>
    <mstyle mathsize="35pt">
      <mrow>
        <mrow>
          <mi>y</mi>
          <mrow>
            <mi>'</mi>
            <mi mathvariant="normal">=</mi>
            <mrow>
              <mi mathvariant="italic">ty</mi>
              <mo stretchy="false">+</mo>
              <mn>1,</mn>
            </mrow>
          </mrow>
          <mi/>
          <mi>y</mi>
          <mrow>
            <mrow>
              <mo stretchy="false">(</mo>
              <mn>0</mn>
              <mo stretchy="false">)</mo>
            </mrow>
            <mi mathvariant="normal">=</mi>
            <mn>0</mn>
          </mrow>
        </mrow>
      </mrow>
    </mstyle>
    <annotation encoding="StarMath 5.0">size 35{y' = ty +1,~~~~y(0)=0}</annotation>
  </semantics>
</math>
</file>

<file path=Object 2/content.xml><?xml version="1.0" encoding="utf-8"?>
<math xmlns="http://www.w3.org/1998/Math/MathML">
  <semantics>
    <mtable>
      <mtr>
        <mtd>
          <mstyle mathsize="35pt">
            <mrow>
              <mrow>
                <mi>y</mi>
                <mi>'</mi>
                <mrow>
                  <mrow>
                    <mo stretchy="false">(</mo>
                    <mi>z</mi>
                    <mo stretchy="false">)</mo>
                  </mrow>
                  <mi mathvariant="normal">=</mi>
                  <mfrac>
                    <mn>1</mn>
                    <msup>
                      <mn>2h</mn>
                      <mn>2</mn>
                    </msup>
                  </mfrac>
                </mrow>
                <mi mathvariant="normal">[</mi>
                <mrow>
                  <mo stretchy="false">(</mo>
                  <mrow>
                    <mi>z</mi>
                    <mo stretchy="false">+</mo>
                    <mi>h</mi>
                  </mrow>
                  <mo stretchy="false">)</mo>
                </mrow>
                <mrow>
                  <mo stretchy="false">(</mo>
                  <mrow>
                    <mi>z</mi>
                    <mo stretchy="false">+</mo>
                    <mn>2h</mn>
                  </mrow>
                  <mo stretchy="false">)</mo>
                </mrow>
                <mi>y</mi>
                <mrow>
                  <msub>
                    <mi>'</mi>
                    <mi>n</mi>
                  </msub>
                  <mi mathvariant="normal">−</mi>
                  <mn>2z</mn>
                </mrow>
                <mrow>
                  <mo stretchy="false">(</mo>
                  <mrow>
                    <mi>z</mi>
                    <mo stretchy="false">+</mo>
                    <mn>2h</mn>
                  </mrow>
                  <mo stretchy="false">)</mo>
                </mrow>
                <mi>y</mi>
                <mrow>
                  <msub>
                    <mi>'</mi>
                    <mrow>
                      <mi>n</mi>
                      <mi mathvariant="normal">−</mi>
                      <mn>1</mn>
                    </mrow>
                  </msub>
                  <mo stretchy="false">+</mo>
                </mrow>
              </mrow>
            </mrow>
          </mstyle>
        </mtd>
      </mtr>
      <mtr>
        <mtd/>
      </mtr>
      <mtr>
        <mtd>
          <mstyle mathsize="35pt">
            <mrow>
              <mrow>
                <mi/>
                <mrow>
                  <mo stretchy="false">+</mo>
                  <mi>z</mi>
                </mrow>
                <mrow>
                  <mo stretchy="false">(</mo>
                  <mrow>
                    <mi>z</mi>
                    <mo stretchy="false">+</mo>
                    <mi>h</mi>
                  </mrow>
                  <mo stretchy="false">)</mo>
                </mrow>
                <mi>y</mi>
                <msub>
                  <mi>'</mi>
                  <mrow>
                    <mi>n</mi>
                    <mi mathvariant="normal">−</mi>
                    <mn>2</mn>
                  </mrow>
                </msub>
                <mrow>
                  <mi mathvariant="normal">]</mi>
                  <mo stretchy="false">+</mo>
                  <mi>E</mi>
                </mrow>
                <mrow>
                  <mo stretchy="false">(</mo>
                  <mi>z</mi>
                  <mo stretchy="false">)</mo>
                </mrow>
              </mrow>
            </mrow>
          </mstyle>
        </mtd>
      </mtr>
    </mtable>
    <annotation encoding="StarMath 5.0">size 35{y'(z) = {alignc{{1 over {2h^{2}}}}} \[(z+h)(z+2h)y'_{n} - 2z (z+2h)y'_{n-1} + {} }
newline
newline
size 35{ ~~~~{} +  z(z+h)y'_{n-2} \]+ E(z)}</annotation>
  </semantics>
</math>
</file>

<file path=Object 3/content.xml><?xml version="1.0" encoding="utf-8"?>
<math xmlns="http://www.w3.org/1998/Math/MathML">
  <semantics>
    <mstyle mathsize="35pt">
      <mrow>
        <mrow>
          <mi>E</mi>
          <mrow>
            <mrow>
              <mo stretchy="false">(</mo>
              <mi>z</mi>
              <mo stretchy="false">)</mo>
            </mrow>
            <mi mathvariant="normal">=</mi>
            <mfrac>
              <mn>1</mn>
              <mrow>
                <mn>3</mn>
                <mi>!</mi>
              </mrow>
            </mfrac>
          </mrow>
          <mi>z</mi>
          <mrow>
            <mo stretchy="false">(</mo>
            <mrow>
              <mi>z</mi>
              <mo stretchy="false">+</mo>
              <mi>h</mi>
            </mrow>
            <mo stretchy="false">)</mo>
          </mrow>
          <mrow>
            <mo stretchy="false">(</mo>
            <mrow>
              <mi>z</mi>
              <mo stretchy="false">+</mo>
              <mn>2h</mn>
            </mrow>
            <mo stretchy="false">)</mo>
          </mrow>
          <msup>
            <mi>y</mi>
            <mi mathvariant="italic">iv</mi>
          </msup>
          <mrow>
            <mo stretchy="false">(</mo>
            <mo stretchy="false">ξ</mo>
            <mo stretchy="false">)</mo>
          </mrow>
          <mi>,</mi>
          <mi/>
          <mrow>
            <mrow>
              <msub>
                <mi>t</mi>
                <mrow>
                  <mi>n</mi>
                  <mi mathvariant="normal">−</mi>
                  <mn>2</mn>
                </mrow>
              </msub>
              <mo stretchy="false">≤</mo>
              <mo stretchy="false">ξ</mo>
            </mrow>
            <mo stretchy="false">≤</mo>
            <msub>
              <mi>t</mi>
              <mrow>
                <mi>n</mi>
                <mo stretchy="false">+</mo>
                <mn>1</mn>
              </mrow>
            </msub>
          </mrow>
        </mrow>
      </mrow>
    </mstyle>
    <annotation encoding="StarMath 5.0">size 35{ E(z) = {alignc{ 1 over {3!}}} z(z+h)(z+2h) y^{iv} (%xi), ~~~t_{n-2} leslant %xi leslant t_{n+1}  }</annotation>
  </semantics>
</math>
</file>

<file path=Object 4/content.xml><?xml version="1.0" encoding="utf-8"?>
<math xmlns="http://www.w3.org/1998/Math/MathML">
  <semantics>
    <mstyle mathsize="35pt">
      <mrow>
        <mrow>
          <mrow>
            <msub>
              <mi>y</mi>
              <mrow>
                <mi>n</mi>
                <mo stretchy="false">+</mo>
                <mn>1</mn>
              </mrow>
            </msub>
            <mi mathvariant="normal">=</mi>
            <mrow>
              <msub>
                <mi>y</mi>
                <mi>n</mi>
              </msub>
              <mo stretchy="false">+</mo>
              <mrow>
                <munderover>
                  <mi mathvariant="normal">∫</mi>
                  <msub>
                    <mi>t</mi>
                    <mi>n</mi>
                  </msub>
                  <msub>
                    <mi>t</mi>
                    <mrow>
                      <mi>n</mi>
                      <mo stretchy="false">+</mo>
                      <mn>1</mn>
                    </mrow>
                  </msub>
                </munderover>
                <mi>f</mi>
              </mrow>
            </mrow>
          </mrow>
          <mrow>
            <mo stretchy="false">(</mo>
            <mrow>
              <mi>y</mi>
              <mi>,</mi>
              <mi>t</mi>
            </mrow>
            <mo stretchy="false">)</mo>
          </mrow>
          <mi mathvariant="italic">dt</mi>
        </mrow>
      </mrow>
    </mstyle>
    <annotation encoding="StarMath 5.0">size 35{ y_{n+1} = y_{n} + int from {t_{n}} to{t_{n+1}} f(y,t) dt }</annotation>
  </semantics>
</math>
</file>

<file path=Object 5/content.xml><?xml version="1.0" encoding="utf-8"?>
<math xmlns="http://www.w3.org/1998/Math/MathML">
  <semantics>
    <mstyle mathsize="35pt">
      <mrow>
        <mrow>
          <mrow>
            <msub>
              <mi>y</mi>
              <mrow>
                <mi>n</mi>
                <mo stretchy="false">+</mo>
                <mn>1</mn>
              </mrow>
            </msub>
            <mi mathvariant="normal">=</mi>
            <mrow>
              <msub>
                <mi>y</mi>
                <mi>n</mi>
              </msub>
              <mo stretchy="false">+</mo>
              <mrow>
                <munderover>
                  <mi mathvariant="normal">∫</mi>
                  <mn>0</mn>
                  <mi>h</mi>
                </munderover>
                <mi>y</mi>
              </mrow>
            </mrow>
          </mrow>
          <mi>'</mi>
          <mrow>
            <mo stretchy="false">(</mo>
            <mi>z</mi>
            <mo stretchy="false">)</mo>
          </mrow>
          <mi mathvariant="italic">dz</mi>
        </mrow>
      </mrow>
    </mstyle>
    <annotation encoding="StarMath 5.0">size 35{ y_{n+1} = y_{n} + int from {0} to {h} y'(z) dz }</annotation>
  </semantics>
</math>
</file>

<file path=Object 6/content.xml><?xml version="1.0" encoding="utf-8"?>
<math xmlns="http://www.w3.org/1998/Math/MathML">
  <semantics>
    <mstyle mathsize="35pt">
      <mrow>
        <mrow>
          <mrow>
            <msub>
              <mi>y</mi>
              <mrow>
                <mi>n</mi>
                <mo stretchy="false">+</mo>
                <mn>1</mn>
              </mrow>
            </msub>
            <mi mathvariant="normal">=</mi>
            <mrow>
              <msub>
                <mi>y</mi>
                <mi>n</mi>
              </msub>
              <mo stretchy="false">+</mo>
              <mfrac>
                <mi>h</mi>
                <mn>12</mn>
              </mfrac>
            </mrow>
          </mrow>
          <mrow>
            <mrow>
              <mo stretchy="false">(</mo>
              <mrow>
                <mn>23</mn>
                <mi>y</mi>
                <mrow>
                  <msub>
                    <mi>'</mi>
                    <mi>n</mi>
                  </msub>
                  <mi mathvariant="normal">−</mi>
                  <mn>16</mn>
                </mrow>
                <mi>y</mi>
                <mrow>
                  <msub>
                    <mi>'</mi>
                    <mrow>
                      <mi>n</mi>
                      <mi mathvariant="normal">−</mi>
                      <mn>1</mn>
                    </mrow>
                  </msub>
                  <mo stretchy="false">+</mo>
                  <mn>5</mn>
                </mrow>
                <mi>y</mi>
                <msub>
                  <mi>'</mi>
                  <mrow>
                    <mi>n</mi>
                    <mi mathvariant="normal">−</mi>
                    <mn>2</mn>
                  </mrow>
                </msub>
              </mrow>
              <mo stretchy="false">)</mo>
            </mrow>
            <mo stretchy="false">+</mo>
            <mn>0</mn>
          </mrow>
          <mrow>
            <mo stretchy="false">(</mo>
            <msup>
              <mi>h</mi>
              <mn>4</mn>
            </msup>
            <mo stretchy="false">)</mo>
          </mrow>
        </mrow>
      </mrow>
    </mstyle>
    <annotation encoding="StarMath 5.0">size 35{ y_{n+1} = y_{n} + h over 12 (23 y'_{n} - 16 y'_{n-1} + 5 y'_{n-2}) + 0(h^{4})}</annotation>
  </semantics>
</math>
</file>

<file path=Object 7/content.xml><?xml version="1.0" encoding="utf-8"?>
<math xmlns="http://www.w3.org/1998/Math/MathML">
  <semantics>
    <mstyle mathsize="35pt">
      <mrow>
        <mrow>
          <mn>0</mn>
          <mrow>
            <mrow>
              <mo stretchy="false">(</mo>
              <msup>
                <mi>h</mi>
                <mn>4</mn>
              </msup>
              <mo stretchy="false">)</mo>
            </mrow>
            <mi mathvariant="normal">=</mi>
            <mfrac>
              <mn>3</mn>
              <mn>8</mn>
            </mfrac>
          </mrow>
          <msup>
            <mi>h</mi>
            <mn>4</mn>
          </msup>
          <msup>
            <mi>y</mi>
            <mi mathvariant="italic">iv</mi>
          </msup>
          <mrow>
            <mo stretchy="false">(</mo>
            <mo stretchy="false">ξ</mo>
            <mo stretchy="false">)</mo>
          </mrow>
          <mi>,</mi>
          <mi/>
          <mrow>
            <mrow>
              <msub>
                <mi>t</mi>
                <mrow>
                  <mi>n</mi>
                  <mi mathvariant="normal">−</mi>
                  <mn>2</mn>
                </mrow>
              </msub>
              <mo stretchy="false">≤</mo>
              <mo stretchy="false">ξ</mo>
            </mrow>
            <mo stretchy="false">≤</mo>
            <msub>
              <mi>t</mi>
              <mrow>
                <mi>n</mi>
                <mo stretchy="false">+</mo>
                <mn>1</mn>
              </mrow>
            </msub>
          </mrow>
        </mrow>
      </mrow>
    </mstyle>
    <annotation encoding="StarMath 5.0">size 35{ 0(h^{4}) = 3 over 8 h^{4} y^{iv} (%xi), ~~~t_{n-2} leslant %xi leslant t_{n+1}  }</annotation>
  </semantics>
</math>
</file>

<file path=Object 8/content.xml><?xml version="1.0" encoding="utf-8"?>
<math xmlns="http://www.w3.org/1998/Math/MathML">
  <semantics>
    <mstyle mathsize="35pt">
      <mrow>
        <mrow>
          <mrow>
            <mover accent="true">
              <msub>
                <mi>y</mi>
                <mrow>
                  <mi>n</mi>
                  <mo stretchy="false">+</mo>
                  <mn>1</mn>
                </mrow>
              </msub>
              <mo>¯</mo>
            </mover>
            <mi mathvariant="normal">=</mi>
            <mrow>
              <msub>
                <mi>y</mi>
                <mi>n</mi>
              </msub>
              <mo stretchy="false">+</mo>
              <mfrac>
                <mi>h</mi>
                <mn>12</mn>
              </mfrac>
            </mrow>
          </mrow>
          <mrow>
            <mrow>
              <mo stretchy="false">(</mo>
              <mrow>
                <mn>23</mn>
                <mi>y</mi>
                <mrow>
                  <msub>
                    <mi>'</mi>
                    <mi>n</mi>
                  </msub>
                  <mi mathvariant="normal">−</mi>
                  <mn>16</mn>
                </mrow>
                <mi>y</mi>
                <mrow>
                  <msub>
                    <mi>'</mi>
                    <mrow>
                      <mi>n</mi>
                      <mi mathvariant="normal">−</mi>
                      <mn>1</mn>
                    </mrow>
                  </msub>
                  <mo stretchy="false">+</mo>
                  <mn>5</mn>
                </mrow>
                <mi>y</mi>
                <msub>
                  <mi>'</mi>
                  <mrow>
                    <mi>n</mi>
                    <mi mathvariant="normal">−</mi>
                    <mn>2</mn>
                  </mrow>
                </msub>
              </mrow>
              <mo stretchy="false">)</mo>
            </mrow>
            <mo stretchy="false">+</mo>
            <mn>0</mn>
          </mrow>
          <mrow>
            <mo stretchy="false">(</mo>
            <msup>
              <mi>h</mi>
              <mn>4</mn>
            </msup>
            <mo stretchy="false">)</mo>
          </mrow>
        </mrow>
      </mrow>
    </mstyle>
    <annotation encoding="StarMath 5.0">size 35{ overline y_{n+1} =  y_{n} + h over 12 (23 y'_{n} - 16 y'_{n-1} + 5 y'_{n-2}) + 0(h^{4})}</annotation>
  </semantics>
</math>
</file>

<file path=Object 9/content.xml><?xml version="1.0" encoding="utf-8"?>
<math xmlns="http://www.w3.org/1998/Math/MathML">
  <semantics>
    <mstyle mathsize="35pt">
      <mrow>
        <mrow>
          <mrow>
            <mover accent="true">
              <msub>
                <mrow>
                  <mi>y</mi>
                  <mi>'</mi>
                </mrow>
                <mrow>
                  <mi>n</mi>
                  <mo stretchy="false">+</mo>
                  <mn>1</mn>
                </mrow>
              </msub>
              <mo>¯</mo>
            </mover>
            <mi mathvariant="normal">=</mi>
            <mi>f</mi>
          </mrow>
          <mrow>
            <mo stretchy="false">(</mo>
            <mrow>
              <mover accent="true">
                <msub>
                  <mi>y</mi>
                  <mrow>
                    <mi>n</mi>
                    <mo stretchy="false">+</mo>
                    <mn>1</mn>
                  </mrow>
                </msub>
                <mo>¯</mo>
              </mover>
              <mi>,</mi>
              <msub>
                <mi>t</mi>
                <mrow>
                  <mi>n</mi>
                  <mo stretchy="false">+</mo>
                  <mn>1</mn>
                </mrow>
              </msub>
            </mrow>
            <mo stretchy="false">)</mo>
          </mrow>
        </mrow>
      </mrow>
    </mstyle>
    <annotation encoding="StarMath 5.0">size 35{ overline {y'}_{n+1} = f( overline{y}_{n+1},t_{n+1}) }</annotation>
  </semantics>
</math>
</file>